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ination.getTo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PageIndex( int pag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From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Nex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ion.setToIndex(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FromIndex(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TotalPage( int total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Ma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Pag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Total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Pag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ina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ination.get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ination.Pagination( int totalResult , int pageIndex , int maxLeng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agination.getPrev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ination.getTotal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MaxLength(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List( List &lt; T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TotalResult( int total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